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Arial" fo:font-size="11pt" style:font-size-asian="11pt" style:font-size-complex="11pt"/>
    </style:style>
    <style:style style:name="P2" style:family="paragraph" style:parent-style-name="Standard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.635cm"/>
          <style:tab-stop style:position="0.794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 style:list-style-name="L1" style:master-page-name="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0.635cm"/>
        </style:tab-stops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.582cm" fo:margin-right="0cm" fo:text-align="start" style:justify-single-word="false" fo:text-indent="0cm" style:auto-text-indent="false">
        <style:tab-stops>
          <style:tab-stop style:position="0.82cm"/>
          <style:tab-stop style:position="1.111cm"/>
        </style:tab-stops>
      </style:paragraph-properties>
      <style:text-properties style:font-name="Arial" fo:font-size="11pt" style:font-size-asian="11pt" style:font-size-complex="11pt"/>
    </style:style>
    <style:style style:name="P6" style:family="paragraph" style:parent-style-name="Standard" style:list-style-name="L1">
      <style:paragraph-properties fo:margin-left="0.582cm" fo:margin-right="0cm" fo:text-align="start" style:justify-single-word="false" fo:text-indent="0cm" style:auto-text-indent="false">
        <style:tab-stops>
          <style:tab-stop style:position="0.82cm"/>
          <style:tab-stop style:position="1.111cm"/>
        </style:tab-stops>
      </style:paragraph-properties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left="0.582cm" fo:margin-right="0cm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 style:list-style-name="L1">
      <style:paragraph-properties fo:margin-left="0.582cm" fo:margin-right="0cm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Standard" style:list-style-name="L1" style:master-page-name="">
      <style:paragraph-properties fo:margin-left="0.582cm" fo:margin-right="0cm" fo:text-align="start" style:justify-single-word="false" fo:text-indent="0cm" style:auto-text-indent="false" style:page-number="auto">
        <style:tab-stops>
          <style:tab-stop style:position="0.635cm"/>
        </style:tab-stops>
      </style:paragraph-properties>
      <style:text-properties style:font-name="Arial" fo:font-size="11pt" style:font-size-asian="11pt" style:font-size-complex="11pt"/>
    </style:style>
    <style:style style:name="P10" style:family="paragraph" style:parent-style-name="Standard" style:list-style-name="L1" style:master-page-name="">
      <style:paragraph-properties fo:margin-left="0.582cm" fo:margin-right="0cm" fo:text-align="start" style:justify-single-word="false" fo:text-indent="0cm" style:auto-text-indent="false" style:page-number="auto">
        <style:tab-stops>
          <style:tab-stop style:position="0.82cm"/>
          <style:tab-stop style:position="1.111cm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Standard" style:list-style-name="L1" style:master-page-name="">
      <style:paragraph-properties fo:margin-left="0.582cm" fo:margin-right="0.979cm" fo:text-align="start" style:justify-single-word="false" fo:text-indent="0cm" style:auto-text-indent="false" style:page-number="auto">
        <style:tab-stops>
          <style:tab-stop style:position="0.82cm"/>
          <style:tab-stop style:position="1.111cm"/>
        </style:tab-stops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 style:list-style-name="L1">
      <style:paragraph-properties fo:margin-left="0.582cm" fo:margin-right="0.979cm" fo:text-align="start" style:justify-single-word="false" fo:text-indent="0cm" style:auto-text-indent="false">
        <style:tab-stops>
          <style:tab-stop style:position="0.82cm"/>
          <style:tab-stop style:position="1.111cm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 style:list-style-name="L1" style:master-page-name="">
      <style:paragraph-properties fo:margin-left="0cm" fo:margin-right="1.005cm" fo:text-align="start" style:justify-single-word="false" fo:text-indent="0cm" style:auto-text-indent="false" style:page-number="auto">
        <style:tab-stops>
          <style:tab-stop style:position="0.635cm"/>
        </style:tab-stops>
      </style:paragraph-properties>
      <style:text-properties style:font-name="Arial" fo:font-size="11pt" style:font-size-asian="11pt" style:font-size-complex="11pt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1391122000153383" text:style-name="L1">
        <text:list-header>
          <text:p text:style-name="P4">SOMMAIRE</text:p>
        </text:list-header>
      </text:list>
      <text:p text:style-name="P1"/>
      <text:p text:style-name="P1"/>
      <text:list xml:id="list37306124" text:continue-numbering="true" text:style-name="L1">
        <text:list-item>
          <text:p text:style-name="P2">Compétences...............................................................................................................................</text:p>
        </text:list-item>
        <text:list-item>
          <text:p text:style-name="P2">Cahier des charges......................................................................................................................</text:p>
        </text:list-item>
        <text:list-item>
          <text:p text:style-name="P2">Présentation de l’entreprise et du service....................................................................................</text:p>
        </text:list-item>
        <text:list-item>
          <text:p text:style-name="P2">Gestion de projet..........................................................................................................................</text:p>
        </text:list-item>
        <text:list-item>
          <text:p text:style-name="P2">Spécifications fonctionnelles du projet.........................................................................................</text:p>
        </text:list-item>
      </text:list>
      <text:p text:style-name="P1"/>
      <text:list xml:id="list37293590" text:continue-numbering="true" text:style-name="L1">
        <text:list-item>
          <text:list>
            <text:list-item>
              <text:p text:style-name="P10">Contraintes du projet et livrables attendus............................................................................</text:p>
            </text:list-item>
            <text:list-item>
              <text:p text:style-name="P6">Architecture logicielle du projet.............................................................................................</text:p>
            </text:list-item>
            <text:list-item>
              <text:p text:style-name="P6">Maquettes et enchaînement des maquettes.........................................................................</text:p>
            </text:list-item>
            <text:list-item>
              <text:p text:style-name="P6">Modèle entités-associations et modèle physique de la base de données............................</text:p>
            </text:list-item>
            <text:list-item>
              <text:p text:style-name="P6">Diagramme du comportement des fonctionnalités de type cas d’utilisations.......................</text:p>
            </text:list-item>
            <text:list-item>
              <text:p text:style-name="P11">Diagramme de séquence......................................................................................................</text:p>
            </text:list-item>
            <text:list-item>
              <text:p text:style-name="P12">Script de création ou de modification de la base de données..............................................</text:p>
            </text:list-item>
          </text:list>
        </text:list-item>
      </text:list>
      <text:p text:style-name="P5"/>
      <text:list xml:id="list37308359" text:continue-numbering="true" text:style-name="L1">
        <text:list-item>
          <text:p text:style-name="P2">Spécifications techniques du projet.............................................................................................</text:p>
        </text:list-item>
        <text:list-item>
          <text:p text:style-name="P13">Extraits de code les plus significatifs, arguments qui ont conduit à ses choix, y compris pour la sécurité..........................................................................................................................................</text:p>
        </text:list-item>
      </text:list>
      <text:p text:style-name="P1"/>
      <text:list xml:id="list37302021" text:continue-numbering="true" text:style-name="L1">
        <text:list-item>
          <text:list>
            <text:list-item>
              <text:p text:style-name="P9">Captures d’écran d’interfaces utilisateur et le code correspondant.......................................</text:p>
            </text:list-item>
            <text:list-item>
              <text:p text:style-name="P8">Extraits de code de composants métier................................................................................</text:p>
            </text:list-item>
            <text:list-item>
              <text:p text:style-name="P8">Extraits de code de composants d’accès aux données........................................................</text:p>
            </text:list-item>
            <text:list-item>
              <text:p text:style-name="P8">Extraits de code d’autres composants (contrôleurs, utilitaires…).........................................</text:p>
            </text:list-item>
          </text:list>
        </text:list-item>
      </text:list>
      <text:p text:style-name="P7"/>
      <text:list xml:id="list37315146" text:continue-numbering="true" text:style-name="L1">
        <text:list-header>
          <text:p text:style-name="P2"/>
        </text:list-header>
        <text:list-item>
          <text:p text:style-name="P3">Présentation d’éléments de sécurité de l’application................................................................</text:p>
        </text:list-item>
        <text:list-item>
          <text:p text:style-name="P2">Présentation du plan de tests.....................................................................................................</text:p>
        </text:list-item>
        <text:list-item>
          <text:p text:style-name="P2">Présentation d’un jeu d’essai de la fonctionnalité la plus représentative et analyse des écarts éventuels...........................................................................................................................................</text:p>
        </text:list-item>
        <text:list-item>
          <text:p text:style-name="P2">Veille............................................................................................................................................</text:p>
        </text:list-item>
      </text:list>
      <text:p text:style-name="P1"/>
      <text:p text:style-name="P1">Les annexes......................................................................................................................................</text:p>
      <text:p text:style-name="P1"/>
      <text:p text:style-name="P1">les captures d’écrans d’interfaces utilisateurs et le code correspondant</text:p>
      <text:p text:style-name="P1">le code de composants métier les plus significatifs</text:p>
      <text:p text:style-name="P1">le code de composants d’accès aux données les plus significatifs</text:p>
      <text:p text:style-name="P1">le code d’autres composants (contrôleurs, utilitaires…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LE FILS</meta:initial-creator>
    <meta:creation-date>2024-04-19T10:36:08.25</meta:creation-date>
    <dc:date>2024-04-19T17:04:23.37</dc:date>
    <dc:creator>Emma  RAM</dc:creator>
    <meta:editing-duration>PT6H26M28S</meta:editing-duration>
    <meta:editing-cycles>5</meta:editing-cycles>
    <meta:generator>OpenOffice/4.1.14$Win32 OpenOffice.org_project/4114m1$Build-9811</meta:generator>
    <meta:document-statistic meta:table-count="0" meta:image-count="0" meta:object-count="0" meta:page-count="1" meta:paragraph-count="28" meta:word-count="202" meta:character-count="3337"/>
  </office:meta>
</office:document-meta>
</file>